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4.438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0111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0111"/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6"/>
        <table:table-column table:style-name="co5" table:default-cell-style-name="ce8"/>
        <table:table-column table:style-name="co5" table:default-cell-style-name="Default"/>
        <table:table-column table:style-name="co5" table:default-cell-style-name="ce8"/>
        <table:table-column table:style-name="co10" table:default-cell-style-name="Default"/>
        <table:table-column table:style-name="co11" table:default-cell-style-name="Default"/>
        <table:table-column table:style-name="co5" table:number-columns-repeated="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delLife</text:p>
          </table:table-cell>
          <table:table-cell table:style-name="ce1" office:value-type="string" calcext:value-type="string">
            <text:p>vehicleLife</text:p>
          </table:table-cell>
          <table:table-cell table:style-name="ce1" office:value-type="string" calcext:value-type="string">
            <text:p>costFactor</text:p>
          </table:table-cell>
          <table:table-cell table:style-name="ce1" office:value-type="string" calcext:value-type="string">
            <text:p>runningCostFacto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eight</text:p>
          </table:table-cell>
          <table:table-cell table:style-name="ce5" office:value-type="string" calcext:value-type="string">
            <text:p>tec</text:p>
          </table:table-cell>
          <table:table-cell table:style-name="ce7" office:value-type="string" calcext:value-type="string">
            <text:p>gauge</text:p>
          </table:table-cell>
          <table:table-cell table:style-name="ce1" office:value-type="string" calcext:value-type="string">
            <text:p>service</text:p>
          </table:table-cell>
          <table:table-cell table:style-name="ce7" office:value-type="string" calcext:value-type="string">
            <text:p>length</text:p>
          </table:table-cell>
          <table:table-cell table:style-name="ce1" office:value-type="string" calcext:value-type="string">
            <text:p>imageFile</text:p>
          </table:table-cell>
          <table:table-cell table:style-name="ce1" office:value-type="string" calcext:value-type="string">
            <text:p>animationFrames</text:p>
          </table:table-cell>
          <table:table-cell table:style-name="ce1" office:value-type="string" calcext:value-type="string">
            <text:p>tenderLength</text:p>
          </table:table-cell>
          <table:table-cell table:style-name="ce1" table:number-columns-repeated="48"/>
        </table:table-row>
        <table:table-row table:style-name="ro1">
          <table:table-cell office:value-type="string" calcext:value-type="string">
            <text:p>030_perruca</text:p>
          </table:table-cell>
          <table:table-cell office:value-type="string" calcext:value-type="string">
            <text:p>date(1880,01,01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973 hpM</text:p>
          </table:table-cell>
          <table:table-cell office:value-type="string" calcext:value-type="string">
            <text:p>65 ton</text:p>
          </table:table-cell>
          <table:table-cell office:value-type="float" office:value="0.09261223008" calcext:value-type="float">
            <text:p>0.0926122301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040_verraco</text:p>
          </table:table-cell>
          <table:table-cell office:value-type="string" calcext:value-type="string">
            <text:p>date(1864,01,01)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593 hpM</text:p>
          </table:table-cell>
          <table:table-cell office:value-type="string" calcext:value-type="string">
            <text:p>63 ton</text:p>
          </table:table-cell>
          <table:table-cell office:value-type="float" office:value="0.117908162888" calcext:value-type="float">
            <text:p>0.117908162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0_consolidacion</text:p>
          </table:table-cell>
          <table:table-cell office:value-type="string" calcext:value-type="string">
            <text:p>date(1920,01,01)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72 km/h</text:p>
          </table:table-cell>
          <table:table-cell office:value-type="string" calcext:value-type="string">
            <text:p>1318 hpM</text:p>
          </table:table-cell>
          <table:table-cell office:value-type="string" calcext:value-type="string">
            <text:p>120 ton</text:p>
          </table:table-cell>
          <table:table-cell office:value-type="float" office:value="0.29676530604529" calcext:value-type="float">
            <text:p>0.2967653060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40_mastodonte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05 km/h</text:p>
          </table:table-cell>
          <table:table-cell office:value-type="string" calcext:value-type="string">
            <text:p>1369 hpM</text:p>
          </table:table-cell>
          <table:table-cell office:value-type="string" calcext:value-type="string">
            <text:p>130 ton</text:p>
          </table:table-cell>
          <table:table-cell office:value-type="float" office:value="0.2966326529841" calcext:value-type="float">
            <text:p>0.2966326530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82_garrafeta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60 km/h</text:p>
          </table:table-cell>
          <table:table-cell office:value-type="string" calcext:value-type="string">
            <text:p>1825 hpM</text:p>
          </table:table-cell>
          <table:table-cell office:value-type="string" calcext:value-type="string">
            <text:p>170 ton</text:p>
          </table:table-cell>
          <table:table-cell office:value-type="float" office:value="0.12844897955844" calcext:value-type="float">
            <text:p>0.1284489796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41_montanya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20 km/h</text:p>
          </table:table-cell>
          <table:table-cell office:value-type="string" calcext:value-type="string">
            <text:p>2738 hpM</text:p>
          </table:table-cell>
          <table:table-cell office:value-type="string" calcext:value-type="string">
            <text:p>180 ton</text:p>
          </table:table-cell>
          <table:table-cell office:value-type="float" office:value="0.29647959175965" calcext:value-type="float">
            <text:p>0.2964795918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31_pacific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2079 hpM</text:p>
          </table:table-cell>
          <table:table-cell office:value-type="string" calcext:value-type="string">
            <text:p>130 ton</text:p>
          </table:table-cell>
          <table:table-cell office:value-type="float" office:value="0.29669387747388" calcext:value-type="float">
            <text:p>0.2966938775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l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1_santafe</text:p>
          </table:table-cell>
          <table:table-cell office:value-type="string" calcext:value-type="string">
            <text:p>date(1942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00 km/h</text:p>
          </table:table-cell>
          <table:table-cell office:value-type="string" calcext:value-type="string">
            <text:p>4113 hpM</text:p>
          </table:table-cell>
          <table:table-cell office:value-type="string" calcext:value-type="string">
            <text:p>213 ton</text:p>
          </table:table-cell>
          <table:table-cell office:value-type="float" office:value="0.29654081624943" calcext:value-type="float">
            <text:p>0.2965408162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1_mikado</text:p>
          </table:table-cell>
          <table:table-cell office:value-type="string" calcext:value-type="string">
            <text:p>date(1917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90 km/h</text:p>
          </table:table-cell>
          <table:table-cell office:value-type="string" calcext:value-type="string">
            <text:p>2028 hpM</text:p>
          </table:table-cell>
          <table:table-cell office:value-type="string" calcext:value-type="string">
            <text:p>150 ton</text:p>
          </table:table-cell>
          <table:table-cell office:value-type="float" office:value="0.29659183665758" calcext:value-type="float">
            <text:p>0.2965918367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42_confederacion</text:p>
          </table:table-cell>
          <table:table-cell office:value-type="string" calcext:value-type="string">
            <text:p>date(1956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4563 hpM</text:p>
          </table:table-cell>
          <table:table-cell office:value-type="string" calcext:value-type="string">
            <text:p>213 ton</text:p>
          </table:table-cell>
          <table:table-cell office:value-type="float" office:value="0.09923469385175" calcext:value-type="float">
            <text:p>0.099234693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for" table:style-name="ta1"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de NML de la locomotora/maquina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echa de introducción del modelo en formato NML : date(YYYY,MM,DD) <text:s text:c="2"/>(cuidado que el Libreoffice tiene a poner la “D” en mayusculas</text:p>
          </table:table-cell>
        </table:table-row>
        <table:table-row table:style-name="ro1">
          <table:table-cell office:value-type="string" calcext:value-type="string">
            <text:p>modelLife</text:p>
          </table:table-cell>
          <table:table-cell office:value-type="string" calcext:value-type="string">
            <text:p>Tiempo en años que el modelo se puede comprar</text:p>
          </table:table-cell>
        </table:table-row>
        <table:table-row table:style-name="ro1">
          <table:table-cell office:value-type="string" calcext:value-type="string">
            <text:p>vehicleLife</text:p>
          </table:table-cell>
          <table:table-cell office:value-type="string" calcext:value-type="string">
            <text:p>Vida de una maquina comprada</text:p>
          </table:table-cell>
        </table:table-row>
        <table:table-row table:style-name="ro1">
          <table:table-cell office:value-type="string" calcext:value-type="string">
            <text:p>costFactor</text:p>
          </table:table-cell>
          <table:table-cell office:value-type="string" calcext:value-type="string">
            <text:p>Factor de coste de compra respecto al precio base de una maquina de vapor</text:p>
          </table:table-cell>
        </table:table-row>
        <table:table-row table:style-name="ro1">
          <table:table-cell office:value-type="string" calcext:value-type="string">
            <text:p>runningCostFactor</text:p>
          </table:table-cell>
          <table:table-cell office:value-type="string" calcext:value-type="string">
            <text:p>Factor de coste de funcionamiento respecto al precio base de una maquina de vapor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Velocidad en formato NML, por ejemplo 90 km/h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tencia de la maquina en formato NML. “hpM” son caballos de vapor o “cv” que usamos aquí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Peso de la maquina en formato NML, por ejemplo “80 ton”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Factor de esfuerzo de tracción. Se usa para calcular el esfuerzo de tracción maximo de la maquina. Se puede calcular de la siguiente forma : Tec = Te en KNewtons / (9.8 * Peso en Toneladas)</text:p>
          </table:table-cell>
        </table:table-row>
        <table:table-row table:style-name="ro1">
          <table:table-cell office:value-type="string" calcext:value-type="string">
            <text:p>gauge</text:p>
          </table:table-cell>
          <table:table-cell office:value-type="string" calcext:value-type="string">
            <text:p>Track gauge : iberian, standard (aka Spanish high speed tracks), narrow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Type of service : p-&gt;passengers, ep-&gt;express passengers, hp-&gt;high speed passengers, f-&gt;freight, lf-&gt;light freight, hf-&gt;heavy freight, ephf-&gt;express passengers or heavy freight, hphf-&gt;high speed passengers or heavy freig, eplf-&gt;express passengers or light freight, fp-&gt;freight or passengers, lfep-&gt;light freight or express passengers 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ongitud de la maquina (de 1 a 8). Una unidad representa 4 pixeles de un sprite clasico en la diagonal horizontal (ver gfx/TTD sizes.png)</text:p>
          </table:table-cell>
        </table:table-row>
        <table:table-row table:style-name="ro1">
          <table:table-cell office:value-type="string" calcext:value-type="string">
            <text:p>imageFile</text:p>
          </table:table-cell>
          <table:table-cell office:value-type="string" calcext:value-type="string">
            <text:p>Ruta dentro de la carpeta “gfx” al fichero de imagen con los sprites</text:p>
          </table:table-cell>
        </table:table-row>
        <table:table-row table:style-name="ro1">
          <table:table-cell office:value-type="string" calcext:value-type="string">
            <text:p>animationFrames</text:p>
          </table:table-cell>
          <table:table-cell office:value-type="string" calcext:value-type="string">
            <text:p>N.º de frames de animación de la locomotora. Usualmente son 4 o 6 si hay alguna animación</text:p>
          </table:table-cell>
        </table:table-row>
        <table:table-row table:style-name="ro1">
          <table:table-cell office:value-type="string" calcext:value-type="string">
            <text:p>tenderLength</text:p>
          </table:table-cell>
          <table:table-cell office:value-type="string" calcext:value-type="string">
            <text:p>Longitud del tender (de 1 a 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9:06:58.9840132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6T20:05:12.291923841</dc:date>
    <meta:editing-duration>PT1H3M28S</meta:editing-duration>
    <meta:editing-cycles>27</meta:editing-cycles>
    <meta:document-statistic meta:table-count="2" meta:cell-count="208" meta:object-count="0"/>
  </office:meta>
</office:document-meta>
</file>